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8401" officeooo:paragraph-rsid="00118104"/>
    </style:style>
    <style:style style:name="P2" style:family="paragraph" style:parent-style-name="Standard">
      <style:text-properties officeooo:rsid="0020c26d" officeooo:paragraph-rsid="00118104"/>
    </style:style>
    <style:style style:name="P3" style:family="paragraph" style:parent-style-name="Standard">
      <style:text-properties officeooo:rsid="00118104" officeooo:paragraph-rsid="00118104"/>
    </style:style>
    <style:style style:name="P4" style:family="paragraph" style:parent-style-name="Standard">
      <style:text-properties officeooo:paragraph-rsid="00118104"/>
    </style:style>
    <style:style style:name="P5" style:family="paragraph" style:parent-style-name="Standard">
      <style:text-properties officeooo:rsid="001ab382" officeooo:paragraph-rsid="001ab382"/>
    </style:style>
    <style:style style:name="P6" style:family="paragraph" style:parent-style-name="Standard">
      <style:text-properties officeooo:rsid="0011aee0" officeooo:paragraph-rsid="0011aee0"/>
    </style:style>
    <style:style style:name="P7" style:family="paragraph" style:parent-style-name="Standard">
      <style:text-properties officeooo:paragraph-rsid="0011aee0"/>
    </style:style>
    <style:style style:name="P8" style:family="paragraph" style:parent-style-name="Standard">
      <style:text-properties officeooo:rsid="00134f6b" officeooo:paragraph-rsid="00134f6b"/>
    </style:style>
    <style:style style:name="P9" style:family="paragraph" style:parent-style-name="Standard">
      <style:text-properties officeooo:paragraph-rsid="0013e80d"/>
    </style:style>
    <style:style style:name="P10" style:family="paragraph" style:parent-style-name="Standard">
      <style:text-properties officeooo:rsid="0013e80d" officeooo:paragraph-rsid="0013e80d"/>
    </style:style>
    <style:style style:name="P11" style:family="paragraph" style:parent-style-name="Standard">
      <style:text-properties officeooo:rsid="00154b2d" officeooo:paragraph-rsid="00154b2d"/>
    </style:style>
    <style:style style:name="P12" style:family="paragraph" style:parent-style-name="Standard">
      <style:text-properties officeooo:rsid="001caaf1" officeooo:paragraph-rsid="001caaf1"/>
    </style:style>
    <style:style style:name="P13" style:family="paragraph" style:parent-style-name="Standard">
      <style:text-properties officeooo:rsid="0016db66" officeooo:paragraph-rsid="0016db66"/>
    </style:style>
    <style:style style:name="P14" style:family="paragraph" style:parent-style-name="Standard">
      <style:text-properties officeooo:rsid="00187ac3" officeooo:paragraph-rsid="00187ac3"/>
    </style:style>
    <style:style style:name="T1" style:family="text">
      <style:text-properties officeooo:rsid="0020c26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18104"/>
    </style:style>
    <style:style style:name="T4" style:family="text">
      <style:text-properties fo:font-variant="normal" fo:text-transform="none" fo:letter-spacing="normal" fo:font-style="normal" fo:font-weight="normal" officeooo:rsid="0011aee0"/>
    </style:style>
    <style:style style:name="T5" style:family="text">
      <style:text-properties fo:font-variant="normal" fo:text-transform="none" fo:letter-spacing="normal" fo:font-style="normal" fo:font-weight="normal" officeooo:rsid="0013e80d"/>
    </style:style>
    <style:style style:name="T6" style:family="text">
      <style:text-properties officeooo:rsid="0014f3ed"/>
    </style:style>
    <style:style style:name="T7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letter-spacing="normal" fo:font-style="normal" fo:font-weight="normal" officeooo:rsid="00187a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2">Burhanuddin Mogul</text:p>
      <text:p text:style-name="P1">CS 408 <text:span text:style-name="T1">001</text:span> Cryptography &amp; Internet Security</text:p>
      <text:p text:style-name="P1"/>
      <text:p text:style-name="P3">#1</text:p>
      <text:p text:style-name="P3"><text:span text:style-name="T2">Consider all numbers that are less than p^c that are not relatively prime to p^c, or all numbers that are a multiple of p, so p, 2p, 3p, … p^(c-1)p. There are p^(c-1) such numbers as all of these numbers divide p^c. </text:span></text:p>
      <text:p text:style-name="P3"><text:span text:style-name="T2">Now to get all the numbers that are relatively prime to p^c we can take the p^(c-1) non-relative prime numbers and subtract them from all numbers up to p^c. <text:line-break/>So that would give us p^c – p^(c-1) which would equal</text:span></text:p>
      <text:p text:style-name="P3"><text:span text:style-name="T2">p^c – p^(c-1) = p^(c-1) (p – 1) = (p^c) (1/p) (p -1) = p^c ( 1 – 1/p )</text:span></text:p>
      <text:p text:style-name="P3"><text:span text:style-name="T2"/></text:p>
      <text:p text:style-name="P4"><text:span text:style-name="T3">This shows by counting that </text:span><text:span text:style-name="T2">φ</text:span><text:span text:style-name="T3">(p^c) = p^c(1-1/p)</text:span></text:p>
      <text:p text:style-name="P4"><text:span text:style-name="T3"/></text:p>
      <text:p text:style-name="P3"><text:span text:style-name="T2">#2</text:span></text:p>
      <text:p text:style-name="P5"><text:span text:style-name="T2">Given a, b, e1, e2, n, GCD(e1,e2) = 1, and a^e1 = b^e2 (mod n) we can prove c^e1 = b (mod n) as follows<text:line-break/><text:line-break/>As e1 and e2 are relatively prime, we know that there exists integers X and Y such that </text:span></text:p>
      <text:p text:style-name="P5"><text:span text:style-name="T2">e1X + e2Y = 1</text:span></text:p>
      <text:p text:style-name="P5"><text:span text:style-name="T2"/></text:p>
      <text:p text:style-name="P5"><text:span text:style-name="T2">We can also see that if we raise both sides of a^e1 = b^e2 (mod n) by Y we get a^e1Y = b^e2Y (mod n)</text:span></text:p>
      <text:p text:style-name="P5"><text:span text:style-name="T2"/></text:p>
      <text:p text:style-name="P5"><text:span text:style-name="T2">Let's say c = b^X(a^Y)</text:span></text:p>
      <text:p text:style-name="P5"><text:span text:style-name="T2">Then we can see that c^e1 = (b^X * a^Y )^e1 = <text:s/>b^Xe1 * a^Ye1 = b^e1X * b^e2Y = b ^(e1X + e2Y) = b^1</text:span></text:p>
      <text:p text:style-name="P5"><text:span text:style-name="T2"/></text:p>
      <text:p text:style-name="P5"><text:span text:style-name="T2">Therefore, anyone can compute c such that c^e1 = b mod n</text:span></text:p>
      <text:p text:style-name="P3"><text:span text:style-name="T2"/></text:p>
      <text:p text:style-name="P6"><text:span text:style-name="T2">#3</text:span></text:p>
      <text:p text:style-name="P6"><text:span text:style-name="T2">A)</text:span></text:p>
      <text:p text:style-name="P6"><text:span text:style-name="T2">If e is set to 1, the plaintext will b the same as the ciphertext as when the plaintext is raised to the power of one and the modulo is taken with a large number, the same value will be returned. </text:span></text:p>
      <text:p text:style-name="P6"><text:span text:style-name="T2"/></text:p>
      <text:p text:style-name="P6"><text:span text:style-name="T2">If e is set to 2, it is a small number and does not provide enough variation and finding square roots modulo n is easy. This would allow for decryption without private key</text:span></text:p>
      <text:p text:style-name="P6"><text:span text:style-name="T2"/></text:p>
      <text:p text:style-name="P6"><text:span text:style-name="T2">B)</text:span></text:p>
      <text:p text:style-name="P7"><text:span text:style-name="T2">φ</text:span><text:span text:style-name="T4">(35) = <text:s/>φ(5) * <text:s/>φ(7) = 4 * 6 = 24</text:span></text:p>
      <text:p text:style-name="P8"><text:span text:style-name="T4">W</text:span><text:span text:style-name="T2">e need to choose an e such that GCD(e, φ(n)) = 1, all valid e’s are </text:span></text:p>
      <text:p text:style-name="P8"><text:span text:style-name="T2">1, 5, 7, 11, 13, 17, 19, 23</text:span></text:p>
      <text:p text:style-name="P8"><text:span text:style-name="T2"/></text:p>
      <text:p text:style-name="P8"><text:span text:style-name="T2">For each of the values above for e, the modular inverse with mod 24 are the same as e, therefore all e equal d for n = 35</text:span></text:p>
      <text:p text:style-name="P8"><text:span text:style-name="T2"/></text:p>
      <text:p text:style-name="P8"><text:span text:style-name="T2">C)</text:span></text:p>
      <text:p text:style-name="P9"><text:span text:style-name="T5">Given c </text:span><text:span text:style-name="T2">≡ </text:span><text:span text:style-name="T5">m^3 (mod 101) we know c = 3</text:span></text:p>
      <text:p text:style-name="P9"><text:span text:style-name="T5">φ(101) = 100 as 101 is prime</text:span></text:p>
      <text:p text:style-name="P10"><text:span text:style-name="T2">So we are looking for d such that 3d ≡ 1 (mod 100)</text:span></text:p>
      <text:p text:style-name="P10">From the Extended Euclidean Algorithm, we know that 67 is inverse of 3 <text:span text:style-name="T6">(</text:span>mod 100<text:span text:style-name="T6">)</text:span></text:p>
      <text:p text:style-name="P10"><text:soft-page-break/>So d = 67and therefore</text:p>
      <text:p text:style-name="P10">m <text:span text:style-name="T2">≡ c^67 (mod 101)</text:span></text:p>
      <text:p text:style-name="P10"><text:span text:style-name="T2"/></text:p>
      <text:p text:style-name="P11"><text:span text:style-name="T2">D)</text:span></text:p>
      <text:p text:style-name="P12"><text:span text:style-name="T2">As p is a large </text:span><text:span text:style-name="T7">prime</text:span><text:span text:style-name="T2"> number, we know that φ(p) = p – 1. </text:span></text:p>
      <text:p text:style-name="P12"><text:span text:style-name="T2">We can find a d such that ed = 1 mod (p-1), or the multiplicative inverse of e modulo (p-1).</text:span></text:p>
      <text:p text:style-name="P12"><text:span text:style-name="T2">The Extended Euclidean Algorithm can be used to find d. </text:span></text:p>
      <text:p text:style-name="P11"><text:span text:style-name="T2"/></text:p>
      <text:p text:style-name="P13"><text:span text:style-name="T2">#4</text:span></text:p>
      <text:p text:style-name="P11"><text:span text:style-name="T2">Both schemes are not deterministic as they use a random r which improves upon RSA but:</text:span></text:p>
      <text:p text:style-name="P11"><text:span text:style-name="T2">The first scheme, [A = r^e, B = m + r], </text:span><text:span text:style-name="T8">there exists a linear relationship with B = m + r, and does not provide any semantic security. </text:span></text:p>
      <text:p text:style-name="P11"><text:span text:style-name="T8"/></text:p>
      <text:p text:style-name="P14"><text:span text:style-name="T8">W</text:span><text:span text:style-name="T2">hile in the second scheme [A = r, B = (m+r) ^ e], B can be rewritten as (m + A)^ e, and now the attacker can easily find m as they have both A and e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22:23:16.275200714</meta:creation-date>
    <dc:date>2024-11-21T00:29:20.513081992</dc:date>
    <meta:editing-duration>PT1H7M29S</meta:editing-duration>
    <meta:editing-cycles>10</meta:editing-cycles>
    <meta:generator>LibreOffice/24.8.3.2$Linux_X86_64 LibreOffice_project/480$Build-2</meta:generator>
    <meta:document-statistic meta:table-count="0" meta:image-count="0" meta:object-count="0" meta:page-count="2" meta:paragraph-count="39" meta:word-count="560" meta:character-count="2545" meta:non-whitespace-character-count="2006"/>
  </office:meta>
</office:document-meta>
</file>